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1.012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49cm"/>
    </style:style>
    <style:style style:name="gr5" style:family="graphic" style:parent-style-name="objectwithoutfill">
      <style:graphic-properties svg:stroke-width="0.212cm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0.425cm"/>
    </style:style>
    <style:style style:name="gr7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4.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3.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999999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ffff66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32cm" fo:min-width="2.466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solid" draw:fill-color="#999999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1.373cm"/>
    </style:style>
    <style:style style:name="gr19" style:family="graphic" style:parent-style-name="standard">
      <style:graphic-properties draw:stroke="none" svg:stroke-color="#000000" draw:fill="none" draw:fill-color="#ffffff" fo:min-height="1.273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999999" draw:textarea-horizontal-align="justify" draw:textarea-vertical-align="middle" draw:auto-grow-height="false" fo:min-height="0.432cm" fo:min-width="2.482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32cm" fo:min-width="2.482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999999" draw:textarea-horizontal-align="justify" draw:textarea-vertical-align="middle" draw:auto-grow-height="false" fo:min-height="0.432cm" fo:min-width="2.482cm" fo:padding-top="0.134cm" fo:padding-bottom="0.134cm" fo:padding-left="0.259cm" fo:padding-right="0.259cm"/>
    </style:style>
    <style:style style:name="gr2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fo:background-color="#999999" style:font-size-asian="10pt" style:font-size-complex="10pt"/>
    </style:style>
    <style:style style:name="P5" style:family="paragraph">
      <style:text-properties style:text-underline-style="solid" style:text-underline-type="double" style:text-underline-width="auto" style:text-underline-color="font-color"/>
    </style:style>
    <style:style style:name="P6" style:family="paragraph">
      <loext:graphic-properties draw:fill="none" draw:fill-color="#ffffff"/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color="#000000" fo:font-size="12pt" fo:background-color="#ff3333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2pt" fo:background-color="#6666ff" style:font-size-asian="12pt" style:font-size-complex="12pt"/>
    </style:style>
    <style:style style:name="T6" style:family="text">
      <style:text-properties fo:font-size="10pt" fo:background-color="#999999" style:font-size-asian="10pt" style:font-size-complex="10pt"/>
    </style:style>
    <style:style style:name="T7" style:family="text">
      <style:text-properties fo:font-size="10pt" fo:background-color="#ffffff" style:font-size-asian="10pt" style:font-size-complex="10pt"/>
    </style:style>
    <style:style style:name="T8" style:family="text">
      <style:text-properties fo:font-size="12pt" fo:font-weight="bold" style:font-size-asian="12pt" style:font-size-complex="12pt"/>
    </style:style>
    <style:style style:name="T9" style:family="text">
      <style:text-properties fo:font-size="12pt" fo:background-color="#fff2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cm" svg:height="0.962cm" svg:x="8.2cm" svg:y="1.5cm">
          <draw:text-box>
            <text:p>p1 = <text:span text:style-name="T1">p4</text:span> +<text:span text:style-name="T2">p3</text:span></text:p>
          </draw:text-box>
        </draw:frame>
        <draw:frame draw:style-name="gr2" draw:text-style-name="P2" draw:layer="layout" svg:width="4.8cm" svg:height="1.262cm" svg:x="4.9cm" svg:y="1.2cm">
          <draw:text-box>
            <text:p><text:span text:style-name="T3">赤</text:span><text:span text:style-name="T4">：レディ</text:span></text:p>
            <text:p><text:span text:style-name="T5">青</text:span><text:span text:style-name="T4">：レディでない</text:span></text:p>
          </draw:text-box>
        </draw:frame>
        <draw:line draw:style-name="gr3" draw:text-style-name="P3" draw:layer="layout" svg:x1="10.512cm" svg:y1="13.976cm" svg:x2="10.5cm" svg:y2="2.5cm">
          <text:p/>
        </draw:line>
        <draw:frame draw:style-name="gr4" draw:text-style-name="P4" draw:layer="layout" svg:width="5.4cm" svg:height="0.799cm" svg:x="0.9cm" svg:y="11.8cm">
          <draw:text-box>
            <text:p><text:span text:style-name="T6">灰色</text:span><text:span text:style-name="T7">：空きのないセグメント</text:span></text:p>
          </draw:text-box>
        </draw:frame>
        <draw:line draw:style-name="gr5" draw:text-style-name="P3" draw:layer="layout" svg:x1="8.1cm" svg:y1="12cm" svg:x2="8.1cm" svg:y2="12.8cm">
          <text:p/>
        </draw:line>
        <draw:frame draw:style-name="gr6" draw:text-style-name="P6" draw:layer="layout" svg:width="5.8cm" svg:height="0.675cm" svg:x="5.5cm" svg:y="13.3cm">
          <draw:text-box>
            <text:p text:style-name="P5"><text:span text:style-name="T4">比較回数は削減できない</text:span></text:p>
          </draw:text-box>
        </draw:frame>
        <draw:custom-shape draw:style-name="gr7" draw:text-style-name="P7" draw:layer="layout" svg:width="0.849cm" svg:height="0.862cm" draw:transform="rotate (0.785398163397448) translate (6.19cm 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09223674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8cm" svg:y1="6.7cm" svg:x2="6.8cm" svg:y2="8.1cm">
          <text:p/>
        </draw:line>
        <draw:custom-shape draw:style-name="gr9" draw:text-style-name="P9" draw:layer="layout" svg:width="4.9cm" svg:height="0.5cm" svg:x="1cm" svg:y="3cm">
          <text:p text:style-name="P8"><text:span text:style-name="T4">サブ・セグメント不使用</text:span><text:span text:style-name="T4">(8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cm" svg:height="0.5cm" svg:x="15.6cm" svg:y="3cm">
          <text:p text:style-name="P8"><text:span text:style-name="T4">サブ・セグメント使用</text:span><text:span text:style-name="T4">(4,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0.7cm" svg:x="16.971cm" svg:y="5.709cm">
          <text:p text:style-name="P8">0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cm" svg:height="0.962cm" svg:x="16.071cm" svg:y="5.847cm">
          <draw:text-box>
            <text:p>0</text:p>
          </draw:text-box>
        </draw:frame>
        <draw:frame draw:style-name="gr1" draw:text-style-name="P1" draw:layer="layout" svg:width="1cm" svg:height="0.962cm" svg:x="16.071cm" svg:y="7.347cm">
          <draw:text-box>
            <text:p>1</text:p>
          </draw:text-box>
        </draw:frame>
        <draw:frame draw:style-name="gr1" draw:text-style-name="P1" draw:layer="layout" svg:width="1cm" svg:height="0.962cm" svg:x="16.071cm" svg:y="8.747cm">
          <draw:text-box>
            <text:p>2</text:p>
          </draw:text-box>
        </draw:frame>
        <draw:frame draw:style-name="gr1" draw:text-style-name="P1" draw:layer="layout" svg:width="1cm" svg:height="0.962cm" svg:x="16.071cm" svg:y="10.147cm">
          <draw:text-box>
            <text:p>3</text:p>
          </draw:text-box>
        </draw:frame>
        <draw:frame draw:style-name="gr12" draw:text-style-name="P11" draw:layer="layout" svg:width="1.2cm" svg:height="0.725cm" svg:x="17.971cm" svg:y="5.009cm">
          <draw:text-box>
            <text:p><text:span text:style-name="T8">IQ</text:span></text:p>
          </draw:text-box>
        </draw:frame>
        <draw:custom-shape draw:style-name="gr11" draw:text-style-name="P10" draw:layer="layout" svg:width="3cm" svg:height="0.7cm" svg:x="16.971cm" svg:y="6.409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cm" svg:height="0.7cm" svg:x="16.971cm" svg:y="7.10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cm" svg:height="0.7cm" svg:x="16.971cm" svg:y="7.809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cm" svg:height="0.7cm" svg:x="16.971cm" svg:y="8.50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0.7cm" svg:x="16.971cm" svg:y="9.209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cm" svg:height="0.7cm" svg:x="16.971cm" svg:y="9.909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7cm" svg:x="16.971cm" svg:y="10.609cm">
          <text:p text:style-name="P8">1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6.962cm" svg:y1="7.1cm" svg:x2="19.962cm" svg:y2="7.1cm">
          <text:p/>
        </draw:line>
        <draw:line draw:style-name="gr17" draw:text-style-name="P3" draw:layer="layout" svg:x1="16.962cm" svg:y1="8.5cm" svg:x2="19.962cm" svg:y2="8.5cm">
          <text:p/>
        </draw:line>
        <draw:line draw:style-name="gr17" draw:text-style-name="P3" draw:layer="layout" svg:x1="16.962cm" svg:y1="9.9cm" svg:x2="19.962cm" svg:y2="9.9cm">
          <text:p/>
        </draw:line>
        <draw:line draw:style-name="gr17" draw:text-style-name="P3" draw:layer="layout" svg:x1="16.962cm" svg:y1="11.3cm" svg:x2="19.962cm" svg:y2="11.3cm">
          <text:p/>
        </draw:line>
        <draw:line draw:style-name="gr17" draw:text-style-name="P3" draw:layer="layout" svg:x1="16.962cm" svg:y1="5.8cm" svg:x2="19.962cm" svg:y2="5.8cm">
          <text:p/>
        </draw:line>
        <draw:line draw:style-name="gr8" draw:text-style-name="P3" draw:layer="layout" svg:x1="11.3cm" svg:y1="2.8cm" svg:x2="17.3cm" svg:y2="6.4cm">
          <text:p/>
        </draw:line>
        <draw:custom-shape draw:style-name="gr7" draw:text-style-name="P7" draw:layer="layout" svg:width="0.849cm" svg:height="0.862cm" draw:transform="rotate (0.785398163397448) translate (13.3cm 4.3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09223674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4cm" svg:y1="5.5cm" svg:x2="14cm" svg:y2="6.9cm">
          <text:p/>
        </draw:line>
        <draw:frame draw:style-name="gr18" draw:text-style-name="P2" draw:layer="layout" svg:width="6.4cm" svg:height="1.623cm" svg:x="10.5cm" svg:y="7.101cm">
          <draw:text-box>
            <text:p><text:span text:style-name="T4">スワップして</text:span></text:p>
            <text:p><text:span text:style-name="T4">サブ・セグメント番号が </text:span><text:span text:style-name="T4">0 </text:span><text:span text:style-name="T4">の</text:span></text:p>
            <text:p><text:span text:style-name="T4">セグメント</text:span><text:span text:style-name="T4">(</text:span><text:span text:style-name="T9">黄色</text:span><text:span text:style-name="T4">)</text:span><text:span text:style-name="T4">にディスパッチ</text:span></text:p>
          </draw:text-box>
        </draw:frame>
        <draw:frame draw:style-name="gr19" draw:text-style-name="P2" draw:layer="layout" svg:width="6.4cm" svg:height="1.523cm" svg:x="5cm" svg:y="8.401cm">
          <draw:text-box>
            <text:p><text:span text:style-name="T4">スワップして</text:span></text:p>
            <text:p><text:span text:style-name="T4">セグメント・インディペンデント</text:span></text:p>
          </draw:text-box>
        </draw:frame>
        <draw:line draw:style-name="gr5" draw:text-style-name="P3" draw:layer="layout" svg:x1="12.5cm" svg:y1="11.986cm" svg:x2="12.5cm" svg:y2="12.786cm">
          <text:p/>
        </draw:line>
        <draw:frame draw:style-name="gr12" draw:text-style-name="P6" draw:layer="layout" svg:width="7.7cm" svg:height="0.725cm" svg:x="10.6cm" svg:y="13.286cm">
          <draw:text-box>
            <text:p text:style-name="P5"><text:span text:style-name="T4">比較回数を</text:span><text:span text:style-name="T4">1/</text:span><text:span text:style-name="T4">サブ・セグメント削減可能</text:span></text:p>
          </draw:text-box>
        </draw:frame>
        <draw:custom-shape draw:style-name="gr20" draw:text-style-name="P10" draw:layer="layout" svg:width="3cm" svg:height="0.7cm" svg:x="1.845cm" svg:y="5.68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cm" svg:height="0.962cm" svg:x="0.945cm" svg:y="5.521cm">
          <draw:text-box>
            <text:p>0</text:p>
          </draw:text-box>
        </draw:frame>
        <draw:frame draw:style-name="gr1" draw:text-style-name="P1" draw:layer="layout" svg:width="1cm" svg:height="0.962cm" svg:x="0.945cm" svg:y="6.221cm">
          <draw:text-box>
            <text:p>1</text:p>
          </draw:text-box>
        </draw:frame>
        <draw:frame draw:style-name="gr1" draw:text-style-name="P1" draw:layer="layout" svg:width="1cm" svg:height="0.962cm" svg:x="0.945cm" svg:y="6.921cm">
          <draw:text-box>
            <text:p>2</text:p>
          </draw:text-box>
        </draw:frame>
        <draw:frame draw:style-name="gr1" draw:text-style-name="P1" draw:layer="layout" svg:width="1cm" svg:height="0.962cm" svg:x="0.945cm" svg:y="7.621cm">
          <draw:text-box>
            <text:p>3</text:p>
          </draw:text-box>
        </draw:frame>
        <draw:frame draw:style-name="gr12" draw:text-style-name="P11" draw:layer="layout" svg:width="1.2cm" svg:height="0.725cm" svg:x="2.845cm" svg:y="4.983cm">
          <draw:text-box>
            <text:p><text:span text:style-name="T8">IQ</text:span></text:p>
          </draw:text-box>
        </draw:frame>
        <draw:custom-shape draw:style-name="gr21" draw:text-style-name="P13" draw:layer="layout" svg:width="3cm" svg:height="0.7cm" svg:x="1.845cm" svg:y="6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cm" svg:height="0.7cm" svg:x="1.845cm" svg:y="7.0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cm" svg:height="0.7cm" svg:x="1.845cm" svg:y="7.7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cm" svg:height="0.7cm" svg:x="1.845cm" svg:y="8.4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cm" svg:height="0.7cm" svg:x="1.845cm" svg:y="9.1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3cm" svg:height="0.7cm" svg:x="1.845cm" svg:y="9.8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cm" svg:height="0.7cm" svg:x="1.845cm" svg:y="10.583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.836cm" svg:y1="7.074cm" svg:x2="4.836cm" svg:y2="7.074cm">
          <text:p/>
        </draw:line>
        <draw:line draw:style-name="gr23" draw:text-style-name="P3" draw:layer="layout" svg:x1="1.836cm" svg:y1="8.474cm" svg:x2="4.836cm" svg:y2="8.474cm">
          <text:p/>
        </draw:line>
        <draw:line draw:style-name="gr23" draw:text-style-name="P3" draw:layer="layout" svg:x1="1.836cm" svg:y1="9.874cm" svg:x2="4.836cm" svg:y2="9.874cm">
          <text:p/>
        </draw:line>
        <draw:line draw:style-name="gr23" draw:text-style-name="P3" draw:layer="layout" svg:x1="1.836cm" svg:y1="11.274cm" svg:x2="4.836cm" svg:y2="11.274cm">
          <text:p/>
        </draw:line>
        <draw:line draw:style-name="gr23" draw:text-style-name="P3" draw:layer="layout" svg:x1="1.836cm" svg:y1="5.674cm" svg:x2="4.836cm" svg:y2="5.674cm">
          <text:p/>
        </draw:line>
        <draw:line draw:style-name="gr8" draw:text-style-name="P3" draw:layer="layout" svg:x1="9.7cm" svg:y1="2.8cm" svg:x2="4.2cm" svg:y2="8.8cm">
          <text:p/>
        </draw:line>
        <draw:line draw:style-name="gr23" draw:text-style-name="P3" draw:layer="layout" svg:x1="1.836cm" svg:y1="6.374cm" svg:x2="4.836cm" svg:y2="6.374cm">
          <text:p/>
        </draw:line>
        <draw:line draw:style-name="gr23" draw:text-style-name="P3" draw:layer="layout" svg:x1="1.836cm" svg:y1="7.774cm" svg:x2="4.836cm" svg:y2="7.774cm">
          <text:p/>
        </draw:line>
        <draw:line draw:style-name="gr23" draw:text-style-name="P3" draw:layer="layout" svg:x1="1.836cm" svg:y1="10.612cm" svg:x2="4.836cm" svg:y2="10.612cm">
          <text:p/>
        </draw:line>
        <draw:frame draw:style-name="gr1" draw:text-style-name="P1" draw:layer="layout" svg:width="1cm" svg:height="0.962cm" svg:x="0.945cm" svg:y="8.421cm">
          <draw:text-box>
            <text:p>4</text:p>
          </draw:text-box>
        </draw:frame>
        <draw:frame draw:style-name="gr1" draw:text-style-name="P1" draw:layer="layout" svg:width="1cm" svg:height="0.962cm" svg:x="0.945cm" svg:y="7.621cm">
          <draw:text-box>
            <text:p>3</text:p>
          </draw:text-box>
        </draw:frame>
        <draw:frame draw:style-name="gr1" draw:text-style-name="P1" draw:layer="layout" svg:width="1cm" svg:height="0.962cm" svg:x="0.945cm" svg:y="9.021cm">
          <draw:text-box>
            <text:p>5</text:p>
          </draw:text-box>
        </draw:frame>
        <draw:frame draw:style-name="gr1" draw:text-style-name="P1" draw:layer="layout" svg:width="1cm" svg:height="0.962cm" svg:x="0.945cm" svg:y="8.421cm">
          <draw:text-box>
            <text:p>4</text:p>
          </draw:text-box>
        </draw:frame>
        <draw:frame draw:style-name="gr1" draw:text-style-name="P1" draw:layer="layout" svg:width="1cm" svg:height="0.962cm" svg:x="0.945cm" svg:y="9.821cm">
          <draw:text-box>
            <text:p>6</text:p>
          </draw:text-box>
        </draw:frame>
        <draw:frame draw:style-name="gr1" draw:text-style-name="P1" draw:layer="layout" svg:width="1cm" svg:height="0.962cm" svg:x="0.945cm" svg:y="10.421cm">
          <draw:text-box>
            <text:p>7</text:p>
          </draw:text-box>
        </draw:frame>
        <draw:line draw:style-name="gr23" draw:text-style-name="P3" draw:layer="layout" svg:x1="1.836cm" svg:y1="9.174cm" svg:x2="4.836cm" svg:y2="9.174cm">
          <text:p/>
        </draw:line>
        <draw:frame draw:style-name="gr4" draw:text-style-name="P4" draw:layer="layout" svg:width="5.4cm" svg:height="0.799cm" svg:x="15.7cm" svg:y="11.801cm">
          <draw:text-box>
            <text:p><text:span text:style-name="T6">灰色</text:span><text:span text:style-name="T7">：空きのないセグメン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08T18:00:52.614853941</dc:date>
    <meta:editing-duration>P2DT11H8M46S</meta:editing-duration>
    <meta:editing-cycles>81</meta:editing-cycles>
    <meta:generator>LibreOffice/6.0.7.3$Linux_X86_64 LibreOffice_project/00m0$Build-3</meta:generator>
    <meta:document-statistic meta:object-count="65"/>
  </office:meta>
</office:document-meta>
</file>